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Identifier les parties prenantes** : Commencez par identifier les différentes parties prenantes au sein de l'école, telles que les administrateurs, les enseignants, les élèves et les parents. Chacun de ces groupes peut avoir des besoins différents en ce qui concerne le portail captif.</text:p>
      <text:p text:style-name="Standard"/>
      <text:p text:style-name="Standard">2. **Objectifs du portail captif** : Déterminez les objectifs précis que l'école souhaite atteindre avec le portail captif. Cela pourrait inclure des objectifs tels que la gestion de l'accès Internet, la sécurité du réseau, la communication avec les parents, ou d'autres fonctionnalités spécifiques.</text:p>
      <text:p text:style-name="Standard"/>
      <text:p text:style-name="Standard">3. **Informations nécessaires** : Identifiez quelles informations sont nécessaires pour atteindre ces objectifs. Par exemple, si l'objectif est de gérer l'accès Internet des élèves, vous devrez peut-être collecter des informations sur les élèves, comme leur nom d'utilisateur et leur classe.</text:p>
      <text:p text:style-name="Standard"/>
      <text:p text:style-name="Standard">4. **Règlementations et politiques** : Assurez-vous de comprendre les règlementations et les politiques en vigueur en matière de protection des données et de confidentialité, car elles auront un impact sur la collecte et l'utilisation des informations.</text:p>
      <text:p text:style-name="Standard"/>
      <text:p text:style-name="Standard">5. **Évaluation des ressources** : Évaluez les ressources disponibles au sein de l'école, telles que l'infrastructure réseau, le personnel informatique et le budget. Cela vous aidera à déterminer ce qui est réalisable.</text:p>
      <text:p text:style-name="Standard"/>
      <text:p text:style-name="Standard">6. **Consultation des utilisateurs** : Impliquez les parties prenantes dans le processus. Demandez leur avis sur leurs besoins et leurs préférences en matière de portail captif. Leur contribution est précieuse pour concevoir un système qui répondra à leurs attentes.</text:p>
      <text:p text:style-name="Standard"/>
      <text:p text:style-name="Standard">7. **Analyse des solutions existantes** : Si l'école dispose déjà d'un système de portail captif ou d'autres solutions similaires, évaluez leur efficacité et identifiez les lacunes éventuelles.</text:p>
      <text:p text:style-name="Standard"/>
      <text:p text:style-name="Standard">8. **Étude de la concurrence** : Si d'autres écoles ou établissements éducatifs ont mis en place des portails captifs, examinez leurs approches pour obtenir des idées et des bonnes pratiqu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9T09:51:01.074000000</meta:creation-date>
    <dc:date>2023-09-29T09:52:46.609000000</dc:date>
    <meta:editing-duration>PT1M47S</meta:editing-duration>
    <meta:editing-cycles>1</meta:editing-cycles>
    <meta:generator>LibreOffice/7.5.2.2$Windows_X86_64 LibreOffice_project/53bb9681a964705cf672590721dbc85eb4d0c3a2</meta:generator>
    <meta:document-statistic meta:table-count="0" meta:image-count="0" meta:object-count="0" meta:page-count="1" meta:paragraph-count="8" meta:word-count="291" meta:character-count="2000" meta:non-whitespace-character-count="1717"/>
  </office:meta>
</office:document-meta>
</file>